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80000020AA10759B67DCDBEB3.png" manifest:media-type="image/png"/>
  <manifest:file-entry manifest:full-path="Pictures/100000000000034A00000226A04F7D6059FF2706.png" manifest:media-type="image/png"/>
  <manifest:file-entry manifest:full-path="Pictures/10000001000001AB000000F2D9F6E87238C3FB42.png" manifest:media-type="image/png"/>
  <manifest:file-entry manifest:full-path="Pictures/100000010000032E000001EF7E7A4081B3DCE433.png" manifest:media-type="image/png"/>
  <manifest:file-entry manifest:full-path="Pictures/100000010000023D000001E85B891DC6A3AA644A.png" manifest:media-type="image/png"/>
  <manifest:file-entry manifest:full-path="Pictures/1000000100000331000001F62C97870AE65F3027.png" manifest:media-type="image/png"/>
  <manifest:file-entry manifest:full-path="Pictures/100000010000019A00000168B4900CB8DB66E2DD.png" manifest:media-type="image/png"/>
  <manifest:file-entry manifest:full-path="Pictures/10000001000001A300000149F19A01C3EEF2D882.png" manifest:media-type="image/png"/>
  <manifest:file-entry manifest:full-path="Pictures/10000001000002320000022FC561B42FF016040A.png" manifest:media-type="image/png"/>
  <manifest:file-entry manifest:full-path="Pictures/100000010000022A000001EDD163912A145BCFA5.png" manifest:media-type="image/png"/>
  <manifest:file-entry manifest:full-path="Pictures/100000010000020F0000015F12955A0FA419C6A3.png" manifest:media-type="image/png"/>
  <manifest:file-entry manifest:full-path="Pictures/100000010000032D0000015FCFB25F5A8FB191D5.png" manifest:media-type="image/png"/>
  <manifest:file-entry manifest:full-path="Pictures/100000010000017A000000F2375D0FBD610E5137.png" manifest:media-type="image/png"/>
  <manifest:file-entry manifest:full-path="Pictures/10000001000001AB000000F21CA103A5D5F75401.png" manifest:media-type="image/png"/>
  <manifest:file-entry manifest:full-path="Pictures/10000001000001AB000000F2C2DC79075445E14C.png" manifest:media-type="image/png"/>
  <manifest:file-entry manifest:full-path="Pictures/10000001000001AB000000F28D387BCB512E7A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ffff"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2.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0.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25cm" fo:min-width="1cm"/>
    </style:style>
    <style:style style:name="gr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1" draw:text-style-name="P1" draw:layer="layout" svg:width="15cm" svg:height="12.423cm" svg:x="3.5cm" svg:y="2cm">
          <draw:image xlink:href="Pictures/100000010000023D000001E85B891DC6A3AA64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1" draw:layer="layout" svg:width="22.28cm" svg:height="14.553cm" svg:x="2.994cm" svg:y="0.482cm">
          <draw:image xlink:href="Pictures/100000000000034A00000226A04F7D6059FF2706.png" xlink:type="simple" xlink:show="embed" xlink:actuate="onLoad" draw:mime-type="image/png">
            <text:p/>
          </draw:image>
        </draw:frame>
        <draw:line draw:style-name="gr3" draw:text-style-name="P1" draw:layer="layout" svg:x1="23.091cm" svg:y1="2.5cm" svg:x2="23.091cm" svg:y2="3cm">
          <text:p/>
        </draw:line>
        <draw:line draw:style-name="gr3" draw:text-style-name="P1" draw:layer="layout" svg:x1="23.091cm" svg:y1="2.5cm" svg:x2="23.091cm" svg:y2="7cm">
          <text:p/>
        </draw:line>
        <draw:custom-shape draw:style-name="gr4" draw:text-style-name="P3" draw:layer="layout" svg:width="3cm" svg:height="5cm" svg:x="21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4cm" svg:x="23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3.5cm" svg:x="22.5cm" svg:y="1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9.9cm" svg:height="12.101cm" svg:x="3.6cm" svg:y="2cm">
          <draw:image xlink:href="Pictures/100000010000032E000001EF7E7A4081B3DCE4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20.616cm" svg:height="12.667cm" svg:x="3.384cm" svg:y="1.833cm">
          <draw:image xlink:href="Pictures/1000000100000331000001F62C97870AE65F30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1" draw:text-style-name="P1" draw:layer="layout" svg:width="17cm" svg:height="11.521cm" svg:x="6cm" svg:y="3cm">
          <draw:image xlink:href="Pictures/10000001000001A300000149F19A01C3EEF2D8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20.532cm" svg:height="12.507cm" svg:x="3.5cm" svg:y="1.993cm">
          <draw:image xlink:href="Pictures/10000001000003380000020AA10759B67DCDBE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19.5cm" svg:height="12.5cm" svg:x="4.5cm" svg:y="2cm">
          <draw:image xlink:href="Pictures/10000001000002320000022FC561B42FF01604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1" draw:text-style-name="P1" draw:layer="layout" svg:width="10.848cm" svg:height="9.525cm" svg:x="8.652cm" svg:y="3.475cm">
          <draw:image xlink:href="Pictures/100000010000019A00000168B4900CB8DB66E2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1" draw:text-style-name="P1" draw:layer="layout" svg:width="14.655cm" svg:height="12cm" svg:x="7.845cm" svg:y="2.5cm">
          <draw:image xlink:href="Pictures/100000010000022A000001EDD163912A145BCF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13.94cm" svg:height="9.284cm" svg:x="7.56cm" svg:y="3.5cm">
          <draw:image xlink:href="Pictures/100000010000020F0000015F12955A0FA419C6A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21.506cm" svg:height="9.284cm" svg:x="3.381cm" svg:y="3.331cm">
          <draw:image xlink:href="Pictures/100000010000032D0000015FCFB25F5A8FB191D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9.999cm" svg:height="6.401cm" svg:x="9.134cm" svg:y="5cm">
          <draw:image xlink:href="Pictures/100000010000017A000000F2375D0FBD610E51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11.295cm" svg:height="6.401cm" svg:x="8.705cm" svg:y="5cm">
          <draw:image xlink:href="Pictures/10000001000001AB000000F21CA103A5D5F7540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11.295cm" svg:height="6.401cm" svg:x="8.486cm" svg:y="4.772cm">
          <draw:image xlink:href="Pictures/10000001000001AB000000F2D9F6E87238C3FB4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11.295cm" svg:height="6.401cm" svg:x="8.486cm" svg:y="4.772cm">
          <draw:image xlink:href="Pictures/10000001000001AB000000F2C2DC79075445E14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0">
        <draw:frame draw:style-name="gr1" draw:text-style-name="P1" draw:layer="layout" svg:width="22.28cm" svg:height="14.553cm" svg:x="2.994cm" svg:y="0.447cm">
          <draw:image xlink:href="Pictures/100000000000034A00000226A04F7D6059FF2706.png" xlink:type="simple" xlink:show="embed" xlink:actuate="onLoad" draw:mime-type="image/png">
            <text:p/>
          </draw:image>
        </draw:frame>
        <draw:frame draw:style-name="gr7" draw:text-style-name="P4" draw:layer="layout" svg:width="11.295cm" svg:height="6.401cm" svg:x="8.705cm" svg:y="5.099cm">
          <draw:image xlink:href="Pictures/10000001000001AB000000F28D387BCB512E7A7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8T11:38:50.533000000</meta:creation-date>
    <dc:date>2022-05-18T17:45:04.581000000</dc:date>
    <meta:editing-duration>PT2H25M30S</meta:editing-duration>
    <meta:editing-cycles>12</meta:editing-cycles>
    <meta:generator>LibreOffice/7.2.5.2$Windows_X86_64 LibreOffice_project/499f9727c189e6ef3471021d6132d4c694f357e5</meta:generator>
    <meta:document-statistic meta:object-count="86"/>
  </office:meta>
</office:document-meta>
</file>